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e573" officeooo:paragraph-rsid="001ce573"/>
    </style:style>
    <style:style style:name="P2" style:family="paragraph" style:parent-style-name="Standard">
      <style:text-properties officeooo:rsid="001d75ae" officeooo:paragraph-rsid="001d75ae"/>
    </style:style>
    <style:style style:name="P3" style:family="paragraph" style:parent-style-name="Standard">
      <style:text-properties officeooo:rsid="001d75ae" officeooo:paragraph-rsid="001d88cf"/>
    </style:style>
    <style:style style:name="P4" style:family="paragraph" style:parent-style-name="Standard">
      <style:text-properties officeooo:rsid="001d88cf" officeooo:paragraph-rsid="001d88cf"/>
    </style:style>
    <style:style style:name="P5" style:family="paragraph" style:parent-style-name="Standard">
      <style:text-properties officeooo:rsid="001d75ae" officeooo:paragraph-rsid="001d88cf"/>
    </style:style>
    <style:style style:name="P6" style:family="paragraph" style:parent-style-name="Standard">
      <style:text-properties officeooo:rsid="001ded3b" officeooo:paragraph-rsid="001ded3b"/>
    </style:style>
    <style:style style:name="T1" style:family="text">
      <style:text-properties officeooo:rsid="001d75ae"/>
    </style:style>
    <style:style style:name="T2" style:family="text">
      <style:text-properties officeooo:rsid="001d88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Registration of a person to the system</text:p>
      <text:p text:style-name="P1"><text:tab/>-the system has to provide a sign up functionality</text:p>
      <text:p text:style-name="P1"/>
      <text:p text:style-name="P1">- <text:span text:style-name="T1">Modification of personal informations</text:span></text:p>
      <text:p text:style-name="P1"><text:tab/>-<text:span text:style-name="T1">The system has to provide a function that allows a user to modify his personal information, except for the number of calls and blank calls</text:span></text:p>
      <text:p text:style-name="P1"/>
      <text:p text:style-name="P1">- Call for a taxi</text:p>
      <text:p text:style-name="P1"><text:tab/>-the system has to provide a function to call for a taxi</text:p>
      <text:p text:style-name="P1"><text:tab/>-the user should be able to visualize the estimated arrival time and confirm or not his call</text:p>
      <text:p text:style-name="P2"><text:tab/>-the system has to manage the number of calls and blank calls of every user</text:p>
      <text:p text:style-name="P1">- Make a reservation for a taxi to a specified date and time</text:p>
      <text:p text:style-name="P1"><text:tab/>-the system has to provide a function to allow a user to call for a taxi in a specified date and </text:p>
      <text:p text:style-name="P1"><text:tab/> time</text:p>
      <text:p text:style-name="P1"><text:tab/>-the system has to call for the taxi 10 minutes before the specified time</text:p>
      <text:p text:style-name="P1"/>
      <text:p text:style-name="P1">- Give is avilability for sharing a run</text:p>
      <text:p text:style-name="P1"><text:tab/>-the system has to provide a function to allow a user to declare his avilability for a taxi <text:tab/>sharing</text:p>
      <text:p text:style-name="P1"><text:tab/>-the system has to search for other users in the same zone that wanna share a ride, and <text:tab/>automatically inform the interested users and the taxi driver; then, if they accepts, has to <text:tab/>calculate the cost of the ride.</text:p>
      <text:p text:style-name="P1"/>
      <text:p text:style-name="P1">- Create, modify delete personal location</text:p>
      <text:p text:style-name="P1"><text:tab/>-The system must provide a function to allow a user to create a new personal location</text:p>
      <text:p text:style-name="P1"><text:tab/>-The system has to provide a function to allow a user to modify a personal location</text:p>
      <text:p text:style-name="P1"><text:tab/>-The system has to provide a function to allow a user to delete a personal location.</text:p>
      <text:p text:style-name="P1"/>
      <text:p text:style-name="P1">-<text:span text:style-name="T2">Visualization of ride information</text:span></text:p>
      <text:p text:style-name="P1"><text:tab/>-<text:span text:style-name="T2">the system has to provide a function that allows a user to visualize the informations about his actual ride (basicaly the cost calculated by the taximeter)</text:span></text:p>
      <text:p text:style-name="P1"/>
      <text:p text:style-name="P1"/>
      <text:p text:style-name="P2">-Accept or decline a call</text:p>
      <text:p text:style-name="P2"><text:tab/>-The system has to forward the calls to the first taxi of the queue</text:p>
      <text:p text:style-name="P2"><text:tab/>-The system has to provide a function to allow a taxi driver to accept or decline a call when he receives it</text:p>
      <text:p text:style-name="P2"><text:tab/>-If a call is declined, the system has to move the taxi driver that declined it at the end of the queue and send the call to the new firts in the queue</text:p>
      <text:p text:style-name="P2"/>
      <text:p text:style-name="P2">-Visualize the basic informations about a user who is making a call</text:p>
      <text:p text:style-name="P2"><text:tab/>- the system has to provide a function to allow a taxi driver to visualize the basic informations of a user that is making a call</text:p>
      <text:p text:style-name="P2"/>
      <text:p text:style-name="P2">-Signal a blank call</text:p>
      <text:p text:style-name="P2"><text:tab/>-the system has to provide a function to allow a taxi driver to signal a blank call</text:p>
      <text:p text:style-name="P2"><text:tab/>-the system has to put the taxi back in te queue and update the blank_calls attribute of the user</text:p>
      <text:p text:style-name="P2"/>
      <text:p text:style-name="P2"/>
      <text:p text:style-name="P2"/>
      <text:p text:style-name="P2"/>
      <text:p text:style-name="P2"><text:soft-page-break/></text:p>
      <text:p text:style-name="P2"/>
      <text:p text:style-name="P2"/>
      <text:p text:style-name="P2"/>
      <text:p text:style-name="P4">Functional requirements</text:p>
      <text:p text:style-name="P3"/>
      <text:p text:style-name="P4">Guest : he can</text:p>
      <text:p text:style-name="P3"><text:tab/><text:span text:style-name="T2">sign up</text:span></text:p>
      <text:p text:style-name="P3"/>
      <text:p text:style-name="P4">User: he can</text:p>
      <text:p text:style-name="P3"><text:tab/><text:span text:style-name="T2">log in</text:span></text:p>
      <text:p text:style-name="P3"><text:tab/><text:span text:style-name="T2">log out</text:span></text:p>
      <text:p text:style-name="P3"><text:tab/><text:span text:style-name="T2">modify his personal information except for the number of calls and blank calls</text:span></text:p>
      <text:p text:style-name="P3"><text:tab/><text:span text:style-name="T2">Create a new personal location</text:span></text:p>
      <text:p text:style-name="P3"><text:tab/><text:span text:style-name="T2">modify an existing personal location</text:span></text:p>
      <text:p text:style-name="P3"><text:tab/><text:span text:style-name="T2">Delete an existing personal location</text:span></text:p>
      <text:p text:style-name="P3"><text:tab/><text:span text:style-name="T2">Do an immediate call for a taxi (shared or not)</text:span></text:p>
      <text:p text:style-name="P3"><text:tab/><text:span text:style-name="T2">Do a delayed call for a taxy</text:span></text:p>
      <text:p text:style-name="P3"><text:tab/><text:span text:style-name="T2">Visualize the ride informations</text:span></text:p>
      <text:p text:style-name="P3"/>
      <text:p text:style-name="P4">Taxi driver : he can</text:p>
      <text:p text:style-name="P3"><text:tab/><text:span text:style-name="T2">receive notifications for the calls</text:span></text:p>
      <text:p text:style-name="P3"><text:tab/><text:span text:style-name="T2">Visualize the basic information of a user that is making a call</text:span></text:p>
      <text:p text:style-name="P3"><text:tab/><text:span text:style-name="T2">accept a call</text:span></text:p>
      <text:p text:style-name="P3"><text:tab/><text:span text:style-name="T2">decline a call</text:span></text:p>
      <text:p text:style-name="P3"><text:tab/><text:span text:style-name="T2">signal a blank call</text:span><text:tab/><text:tab/></text:p>
      <text:p text:style-name="P3"/>
      <text:p text:style-name="P6">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5:22:35.925811901</meta:creation-date>
    <dc:date>2015-11-04T17:17:50.332278519</dc:date>
    <meta:editing-duration>PT11M25S</meta:editing-duration>
    <meta:editing-cycles>2</meta:editing-cycles>
    <meta:generator>LibreOffice/4.2.8.2$Linux_x86 LibreOffice_project/420m0$Build-2</meta:generator>
    <meta:document-statistic meta:table-count="0" meta:image-count="0" meta:object-count="0" meta:page-count="2" meta:paragraph-count="50" meta:word-count="544" meta:character-count="2883" meta:non-whitespace-character-count="2347"/>
  </office:meta>
</office:document-meta>
</file>